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1cm" svg:stroke-color="#000000" draw:marker-start-width="1.7cm" draw:marker-end-width="1.7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5cm" svg:height="1.6cm" svg:x="3.2cm" svg:y="1.6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7cm" svg:height="3.6cm" svg:x="9.85cm" svg:y="6.6cm">
          <text:p text:style-name="P1">R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cm" svg:y1="3.2cm" svg:x2="10.7cm" svg:y2="6.6cm" draw:start-shape="id1" draw:start-glue-point="2" draw:end-shape="id2" draw:end-glue-point="0" svg:d="m10700 3200v3400" svg:viewBox="0 0 1 3401">
          <text:p/>
        </draw:connector>
        <draw:custom-shape draw:style-name="gr1" draw:text-style-name="P1" xml:id="id3" draw:id="id3" draw:layer="layout" svg:width="1.7cm" svg:height="3.6cm" svg:x="4.3cm" svg:y="12.8cm">
          <text:p text:style-name="P1">R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7cm" svg:height="3.6cm" svg:x="4.3cm" svg:y="19.2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cm" svg:y1="10.2cm" svg:x2="5.15cm" svg:y2="12.8cm" draw:start-shape="id2" draw:start-glue-point="2" draw:end-shape="id3" draw:end-glue-point="0" svg:d="m10700 10200v1300h-5550v1300" svg:viewBox="0 0 5551 2601">
          <text:p/>
        </draw:connector>
        <draw:connector draw:style-name="gr2" draw:text-style-name="P1" draw:layer="layout" svg:x1="5.15cm" svg:y1="16.4cm" svg:x2="5.15cm" svg:y2="19.2cm" draw:start-shape="id3" draw:start-glue-point="2" draw:end-shape="id4" draw:end-glue-point="0" svg:d="m5150 16400v2800" svg:viewBox="0 0 1 2801">
          <text:p/>
        </draw:connector>
        <draw:g xml:id="id5" draw:id="id5">
          <draw:line draw:style-name="gr3" draw:text-style-name="P2" draw:layer="layout" svg:x1="8.1cm" svg:y1="26.9cm" svg:x2="9.8cm" svg:y2="26.9cm">
            <text:p/>
          </draw:line>
          <draw:line draw:style-name="gr4" draw:text-style-name="P2" draw:layer="layout" svg:x1="8.1cm" svg:y1="26.9cm" svg:x2="7.8cm" svg:y2="28cm">
            <text:p/>
          </draw:line>
          <draw:line draw:style-name="gr5" draw:text-style-name="P2" draw:layer="layout" svg:x1="9cm" svg:y1="26.9cm" svg:x2="8.7cm" svg:y2="28cm">
            <text:p/>
          </draw:line>
          <draw:line draw:style-name="gr6" draw:text-style-name="P2" draw:layer="layout" svg:x1="9.8cm" svg:y1="26.9cm" svg:x2="9.5cm" svg:y2="28cm">
            <text:p/>
          </draw:line>
        </draw:g>
        <draw:connector draw:style-name="gr2" draw:text-style-name="P1" draw:layer="layout" svg:x1="5.15cm" svg:y1="22.8cm" svg:x2="8.8cm" svg:y2="26.9cm" draw:start-shape="id4" draw:start-glue-point="2" draw:end-shape="id5" draw:end-glue-point="0" svg:d="m5150 22800v2026h3650v2074" svg:viewBox="0 0 3651 4101">
          <text:p/>
        </draw:connector>
        <draw:g>
          <draw:line draw:style-name="gr7" draw:text-style-name="P1" draw:layer="layout" svg:x1="10.2cm" svg:y1="10.9cm" svg:x2="11.4cm" svg:y2="10.9cm">
            <text:p/>
          </draw:line>
          <draw:frame draw:style-name="gr8" draw:layer="layout" svg:width="0.853cm" svg:height="0.962cm" svg:x="9.2cm" svg:y="10.4cm">
            <draw:text-box>
              <text:p>u</text:p>
            </draw:text-box>
          </draw:frame>
        </draw:g>
        <draw:line draw:style-name="gr7" draw:text-style-name="P1" draw:layer="layout" svg:x1="10.2cm" svg:y1="4.9cm" svg:x2="11.4cm" svg:y2="4.9cm">
          <text:p/>
        </draw:line>
        <draw:frame draw:style-name="gr9" draw:layer="layout" svg:width="2.606cm" svg:height="0.962cm" svg:x="7.9cm" svg:y="4.4cm">
          <draw:text-box>
            <text:p>E = 5V </text:p>
          </draw:text-box>
        </draw:frame>
        <draw:custom-shape draw:style-name="gr1" draw:text-style-name="P1" xml:id="id6" draw:id="id6" draw:layer="layout" svg:width="1.7cm" svg:height="3.6cm" svg:x="15cm" svg:y="12.8cm">
          <text:p text:style-name="P1">R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7cm" svg:height="3.6cm" svg:x="15cm" svg:y="19.2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cm" svg:y1="16.4cm" svg:x2="15.85cm" svg:y2="19.2cm" draw:start-shape="id6" draw:start-glue-point="2" draw:end-shape="id7" draw:end-glue-point="0" svg:d="m15850 16400v2800" svg:viewBox="0 0 1 2801">
          <text:p/>
        </draw:connector>
        <draw:connector draw:style-name="gr2" draw:text-style-name="P1" draw:layer="layout" svg:x1="15.85cm" svg:y1="22.8cm" svg:x2="8.8cm" svg:y2="26.9cm" draw:start-shape="id7" draw:start-glue-point="2" draw:end-shape="id5" draw:end-glue-point="0" svg:d="m15850 22800v2026h-7050v2074" svg:viewBox="0 0 7051 4101">
          <text:p/>
        </draw:connector>
        <draw:connector draw:style-name="gr2" draw:text-style-name="P1" draw:layer="layout" svg:x1="10.7cm" svg:y1="10.2cm" svg:x2="15.85cm" svg:y2="12.8cm" draw:start-shape="id2" draw:start-glue-point="2" draw:end-shape="id6" draw:end-glue-point="0" svg:d="m10700 10200v1300h5150v1300" svg:viewBox="0 0 5151 2601">
          <text:p/>
        </draw:connector>
        <draw:g>
          <draw:line draw:style-name="gr10" draw:text-style-name="P1" draw:layer="layout" svg:x1="17.9cm" svg:y1="13.1cm" svg:x2="16.9cm" svg:y2="14.2cm">
            <text:p/>
          </draw:line>
          <draw:line draw:style-name="gr10" draw:text-style-name="P1" draw:layer="layout" svg:x1="17.9cm" svg:y1="14.3cm" svg:x2="17cm" svg:y2="15.3cm">
            <text:p/>
          </draw:line>
          <draw:line draw:style-name="gr10" draw:text-style-name="P1" draw:layer="layout" svg:x1="17.9cm" svg:y1="13.099cm" svg:x2="16.9cm" svg:y2="14.199cm">
            <text:p/>
          </draw:line>
          <draw:line draw:style-name="gr10" draw:text-style-name="P1" draw:layer="layout" svg:x1="17.9cm" svg:y1="14.299cm" svg:x2="17cm" svg:y2="15.299cm">
            <text:p/>
          </draw:line>
        </draw:g>
        <draw:g>
          <draw:line draw:style-name="gr10" draw:text-style-name="P1" draw:layer="layout" svg:x1="7.1cm" svg:y1="13.201cm" svg:x2="6.1cm" svg:y2="14.301cm">
            <text:p/>
          </draw:line>
          <draw:line draw:style-name="gr10" draw:text-style-name="P1" draw:layer="layout" svg:x1="7.1cm" svg:y1="14.401cm" svg:x2="6.2cm" svg:y2="15.401cm">
            <text:p/>
          </draw:line>
          <draw:line draw:style-name="gr10" draw:text-style-name="P1" draw:layer="layout" svg:x1="7.1cm" svg:y1="13.2cm" svg:x2="6.1cm" svg:y2="14.3cm">
            <text:p/>
          </draw:line>
          <draw:line draw:style-name="gr10" draw:text-style-name="P1" draw:layer="layout" svg:x1="7.1cm" svg:y1="14.4cm" svg:x2="6.2cm" svg:y2="15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5T22:16:59</meta:creation-date>
    <dc:date>2013-06-06T13:36:57</dc:date>
    <dc:creator>Ophir LOJKINE</dc:creator>
    <meta:editing-duration>PT3M56S</meta:editing-duration>
    <meta:editing-cycles>5</meta:editing-cycles>
    <meta:generator>LibreOffice/3.5$Linux_X86_64 LibreOffice_project/350m1$Build-2</meta:generator>
    <meta:document-statistic meta:object-count="33"/>
  </office:meta>
</office:document-meta>
</file>